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Level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CommandImpl.StartLevel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LevelCommandImpl.execute( String s , PrintStream out , PrintStream er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tartLevel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